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e6e6ff" draw:textarea-horizontal-align="justify" draw:textarea-vertical-align="middle" draw:auto-grow-height="false"/>
    </style:style>
    <style:style style:name="gr2" style:family="graphic" style:parent-style-name="standard">
      <style:graphic-properties draw:fill="gradient" draw:fill-gradient-name="Gradient_20_Blue" draw:textarea-horizontal-align="justify" draw:textarea-vertical-align="middle" draw:auto-grow-height="false"/>
    </style:style>
    <style:style style:name="gr3" style:family="graphic" style:parent-style-name="standard">
      <style:graphic-properties draw:fill="gradient" draw:fill-gradient-name="Gradient_20_Orange" draw:textarea-horizontal-align="justify" draw:textarea-vertical-align="middle" draw:auto-grow-height="false"/>
    </style:style>
    <style:style style:name="gr4" style:family="graphic" style:parent-style-name="standard">
      <style:graphic-properties draw:fill="gradient" draw:fill-gradient-name="Gradient_20_Green"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2pt" style:font-size-asian="22pt" style:font-size-complex="22pt"/>
    </style:style>
    <style:style style:name="P3" style:family="paragraph">
      <style:paragraph-properties fo:text-align="center"/>
      <style:text-properties fo:color="#4c4c4c" fo:font-size="24pt" fo:font-style="normal" fo:text-shadow="none" fo:font-weight="bold" style:font-size-asian="24pt" style:font-style-asian="normal" style:font-weight-asian="bold" style:font-size-complex="24pt" style:font-style-complex="normal" style:font-weight-complex="bold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color="#4c4c4c" fo:font-size="24pt" fo:font-style="normal" fo:text-shadow="none" fo:font-weight="bold" style:font-size-asian="24pt" style:font-style-asian="normal" style:font-weight-asian="bold" style:font-size-complex="24pt" style:font-style-complex="normal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21">
        <office:forms form:automatic-focus="false" form:apply-design-mode="false"/>
        <draw:custom-shape draw:style-name="gr1" draw:text-style-name="P1" draw:layer="layout" svg:width="23.495cm" svg:height="17.145cm" svg:x="2.7cm" svg:y="1.732cm">
          <text:p/>
          <draw:enhanced-geometry svg:viewBox="0 0 21600 21600" draw:path-stretchpoint-x="10800" draw:path-stretchpoint-y="10800" draw:text-areas="?f3 ?f4 ?f5 ?f6" draw:type="round-rectangle" draw:modifiers="1285.6602981314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22.225cm" svg:height="3.175cm" svg:x="3.335cm" svg:y="15.067cm">
          <text:p text:style-name="P1"><text:span text:style-name="T1">OSGi Framewor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5.08cm" svg:height="1.905cm" svg:x="3.335cm" svg:y="12.527cm">
          <text:p text:style-name="P1">Logging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5.08cm" svg:height="1.905cm" svg:x="9.05cm" svg:y="12.527cm">
          <text:p text:style-name="P1">ConfigAdmi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5.08cm" svg:height="1.905cm" svg:x="14.765cm" svg:y="12.527cm">
          <text:p text:style-name="P1">HttpServic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5.08cm" svg:height="1.905cm" svg:x="3.335cm" svg:y="7.447cm">
          <text:p text:style-name="P1">JP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5.08cm" svg:height="1.905cm" svg:x="9.05cm" svg:y="7.447cm">
          <text:p text:style-name="P1">JT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5.08cm" svg:height="1.905cm" svg:x="20.48cm" svg:y="4.907cm">
          <text:p text:style-name="P1">JNDI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5.08cm" svg:height="1.905cm" svg:x="14.765cm" svg:y="4.907cm">
          <text:p text:style-name="P1">JMX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5.08cm" svg:height="1.905cm" svg:x="9.05cm" svg:y="4.907cm">
          <text:p text:style-name="P1">JDBC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3" draw:layer="layout" svg:width="11.43cm" svg:height="1.195cm" svg:x="8.101cm" svg:y="2.501cm">
          <draw:text-box>
            <text:p text:style-name="P1"><text:span text:style-name="T2">OSGi Enterprise Runtime</text:span></text:p>
          </draw:text-box>
        </draw:frame>
        <draw:custom-shape draw:style-name="gr3" draw:text-style-name="P1" draw:layer="layout" svg:width="5.08cm" svg:height="1.905cm" svg:x="20.48cm" svg:y="12.527cm">
          <text:p text:style-name="P1">...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5.08cm" svg:height="1.905cm" svg:x="3.335cm" svg:y="4.907cm">
          <text:p text:style-name="P1">Blueprin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5.08cm" svg:height="1.905cm" svg:x="14.765cm" svg:y="7.447cm">
          <text:p text:style-name="P1">Remot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5.08cm" svg:height="1.905cm" svg:x="20.48cm" svg:y="7.447cm">
          <text:p text:style-name="P1">Web App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5.08cm" svg:height="1.905cm" svg:x="3.335cm" svg:y="9.987cm">
          <text:p text:style-name="P1">SCA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5.08cm" svg:height="1.905cm" svg:x="9.05cm" svg:y="9.98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5.08cm" svg:height="1.905cm" svg:x="14.765cm" svg:y="9.98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5.08cm" svg:height="1.905cm" svg:x="20.48cm" svg:y="9.98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3.968cm" svg:height="10.476cm" svg:x="3.81cm" svg:y="2.123cm" draw:page-number="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Blue" draw:display-name="Gradient Blue" draw:style="linear" draw:start-color="#ffffff" draw:end-color="#0093d9" draw:start-intensity="100%" draw:end-intensity="100%" draw:angle="0" draw:border="0%"/>
    <draw:gradient draw:name="Gradient_20_Green" draw:display-name="Gradient Green" draw:style="linear" draw:start-color="#ffffff" draw:end-color="#33cc66" draw:start-intensity="100%" draw:end-intensity="100%" draw:angle="0" draw:border="0%"/>
    <draw:gradient draw:name="Gradient_20_Orange" draw:display-name="Gradient Orange" draw:style="linear" draw:start-color="#ffffff" draw:end-color="#ff8d00" draw:start-intensity="100%" draw:end-intensity="100%" draw:angle="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7">
      <presentation:placeholder presentation:object="vertical_title" svg:x="22.463cm" svg:y="1.743cm" svg:width="3.507cm" svg:height="17.493cm"/>
      <presentation:placeholder presentation:object="vertical_outline" svg:x="2.058cm" svg:y="3.194cm" svg:width="19.252cm" svg:height="7.829cm"/>
      <presentation:placeholder presentation:object="chart" svg:x="2.058cm" svg:y="11.414cm" svg:width="19.252cm" svg:height="-0.393cm"/>
    </style:presentation-page-layout>
    <style:presentation-page-layout style:name="AL1T21">
      <presentation:placeholder presentation:object="page" svg:x="8.4cm" svg:y="0.697cm" svg:width="11.2cm" svg:height="8.4cm"/>
      <presentation:placeholder presentation:object="notes" svg:x="2.058cm" svg:y="9.912cm" svg:width="23.912cm" svg:height="9.324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7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1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1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Thomas</meta:initial-creator>
    <meta:creation-date>2009-06-02T22:49:58</meta:creation-date>
    <meta:editing-duration>PT11H37M14S</meta:editing-duration>
    <meta:editing-cycles>9</meta:editing-cycles>
    <dc:date>2009-11-04T18:53:45</dc:date>
    <dc:creator>Thomas </dc:creator>
    <meta:generator>OpenOffice.org/3.1$Unix OpenOffice.org_project/310m19$Build-9420</meta:generator>
    <meta:document-statistic meta:object-count="42"/>
    <meta:user-defined meta:name="Info 1"/>
    <meta:user-defined meta:name="Info 2"/>
    <meta:user-defined meta:name="Info 3"/>
    <meta:user-defined meta:name="Info 4"/>
  </office:meta>
</office:document-meta>
</file>